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盆">
            <text:p>盆</text:p>
          </table:table-cell>
          <table:table-cell office:value-type="string" office:value="ぼん">
            <text:p>ぼん</text:p>
          </table:table-cell>
          <table:table-cell office:value-type="string" office:value="the Bon festival">
            <text:p>the Bon festiv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盆は実家に帰りました。">
            <text:p>お盆は実家に帰りました。</text:p>
          </table:table-cell>
          <table:table-cell office:value-type="string" office:value="おぼん は じっか に かえりました。">
            <text:p>おぼん は じっか に かえりました。</text:p>
          </table:table-cell>
          <table:table-cell office:value-type="string" office:value="I returned to my parents' house for the Bon festival.">
            <text:p>I returned to my parents' house for the Bon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陸">
            <text:p>陸</text:p>
          </table:table-cell>
          <table:table-cell office:value-type="string" office:value="おか">
            <text:p>おか</text:p>
          </table:table-cell>
          <table:table-cell office:value-type="string" office:value="land, ground">
            <text:p>land, 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舟を降りて、陸に上がったんだ。">
            <text:p>私たちは舟を降りて、陸に上がったんだ。</text:p>
          </table:table-cell>
          <table:table-cell office:value-type="string" office:value="わたし たち は ふね を おりて、おか に あがった ん だ。">
            <text:p>わたし たち は ふね を おりて、おか に あがった ん だ。</text:p>
          </table:table-cell>
          <table:table-cell office:value-type="string" office:value="We got out of the boat and set foot on the ground.">
            <text:p>We got out of the boat and set foot on th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策">
            <text:p>策</text:p>
          </table:table-cell>
          <table:table-cell office:value-type="string" office:value="さく">
            <text:p>さく</text:p>
          </table:table-cell>
          <table:table-cell office:value-type="string" office:value="scheme, plan">
            <text:p>scheme, pl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問題に対する策をみんなで考えたの。">
            <text:p>その問題に対する策をみんなで考えたの。</text:p>
          </table:table-cell>
          <table:table-cell office:value-type="string" office:value="その もんだい にたいする さく を みんな で かんがえた の 。">
            <text:p>その もんだい にたいする さく を みんな で かんがえた の 。</text:p>
          </table:table-cell>
          <table:table-cell office:value-type="string" office:value="Together we discussed how to approach the problem.">
            <text:p>Together we discussed how to approach the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便">
            <text:p>小便</text:p>
          </table:table-cell>
          <table:table-cell office:value-type="string" office:value="しょうべん">
            <text:p>しょうべん</text:p>
          </table:table-cell>
          <table:table-cell office:value-type="string" office:value="urine, pee">
            <text:p>urine, p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ちょっと小便しに行ってくる。">
            <text:p>ちょっと小便しに行ってくる。</text:p>
          </table:table-cell>
          <table:table-cell office:value-type="string" office:value="ちょっと しょうべん しに いって くる。">
            <text:p>ちょっと しょうべん しに いって くる。</text:p>
          </table:table-cell>
          <table:table-cell office:value-type="string" office:value="I'm going to pee.">
            <text:p>I'm going to p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坊さん">
            <text:p>坊さん</text:p>
          </table:table-cell>
          <table:table-cell office:value-type="string" office:value="ぼうさん">
            <text:p>ぼうさん</text:p>
          </table:table-cell>
          <table:table-cell office:value-type="string" office:value="Buddhist priest">
            <text:p>Buddhist pri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友人はお坊さんをしているの。">
            <text:p>私の友人はお坊さんをしているの。</text:p>
          </table:table-cell>
          <table:table-cell office:value-type="string" office:value="わたし の ゆうじん は おぼうさん を して いる の。">
            <text:p>わたし の ゆうじん は おぼうさん を して いる の。</text:p>
          </table:table-cell>
          <table:table-cell office:value-type="string" office:value="I have a friend who works as a Buddhist priest.">
            <text:p>I have a friend who works as a Buddhist pri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論">
            <text:p>世論</text:p>
          </table:table-cell>
          <table:table-cell office:value-type="string" office:value="せろん">
            <text:p>せろん</text:p>
          </table:table-cell>
          <table:table-cell office:value-type="string" office:value="popular sentiment">
            <text:p>popular senti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論はあなたの味方です。">
            <text:p>世論はあなたの味方です。</text:p>
          </table:table-cell>
          <table:table-cell office:value-type="string" office:value="せろん は あなた の みかた です。">
            <text:p>せろん は あなた の みかた です。</text:p>
          </table:table-cell>
          <table:table-cell office:value-type="string" office:value="Popular sentiment is with you.">
            <text:p>Popular sentiment is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柄">
            <text:p>柄</text:p>
          </table:table-cell>
          <table:table-cell office:value-type="string" office:value="え">
            <text:p>え</text:p>
          </table:table-cell>
          <table:table-cell office:value-type="string" office:value="handle, grip">
            <text:p>handle, gr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傘は柄が丈夫だな。">
            <text:p>この傘は柄が丈夫だな。</text:p>
          </table:table-cell>
          <table:table-cell office:value-type="string" office:value="この かさ は え が じょうぶ だ な。">
            <text:p>この かさ は え が じょうぶ だ な。</text:p>
          </table:table-cell>
          <table:table-cell office:value-type="string" office:value="The handle of this umbrella is sturdy.">
            <text:p>The handle of this umbrella is stur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管">
            <text:p>管</text:p>
          </table:table-cell>
          <table:table-cell office:value-type="string" office:value="かん">
            <text:p>かん</text:p>
          </table:table-cell>
          <table:table-cell office:value-type="string" office:value="pipe, tube">
            <text:p>pipe, tub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ガス管が爆発しました。">
            <text:p>ガス管が爆発しました。</text:p>
          </table:table-cell>
          <table:table-cell office:value-type="string" office:value="ガス かん が ばくはつ しました。">
            <text:p>ガス かん が ばくはつ しました。</text:p>
          </table:table-cell>
          <table:table-cell office:value-type="string" office:value="The gas pipe exploded.">
            <text:p>The gas pipe explo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べ">
            <text:p>調べ</text:p>
          </table:table-cell>
          <table:table-cell office:value-type="string" office:value="しらべ">
            <text:p>しらべ</text:p>
          </table:table-cell>
          <table:table-cell office:value-type="string" office:value="investigation, search">
            <text:p>investigation, sear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警察の調べで女性の身元がわかりました。">
            <text:p>警察の調べで女性の身元がわかりました。</text:p>
          </table:table-cell>
          <table:table-cell office:value-type="string" office:value="けいさつ の しらべ で じょせい の みもと が わかりました。">
            <text:p>けいさつ の しらべ で じょせい の みもと が わかりました。</text:p>
          </table:table-cell>
          <table:table-cell office:value-type="string" office:value="The police investigation has uncovered the woman's identity.">
            <text:p>The police investigation has uncovered the woman's ident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露">
            <text:p>露</text:p>
          </table:table-cell>
          <table:table-cell office:value-type="string" office:value="つゆ">
            <text:p>つゆ</text:p>
          </table:table-cell>
          <table:table-cell office:value-type="string" office:value="dew, dewfall">
            <text:p>dew, dewf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に露が付いていました。">
            <text:p>花に露が付いていました。</text:p>
          </table:table-cell>
          <table:table-cell office:value-type="string" office:value="はな に つゆ が ついて いました。">
            <text:p>はな に つゆ が ついて いました。</text:p>
          </table:table-cell>
          <table:table-cell office:value-type="string" office:value="There was some dew on the flower.">
            <text:p>There was some dew on the fl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唱">
            <text:p>合唱</text:p>
          </table:table-cell>
          <table:table-cell office:value-type="string" office:value="がっしょう">
            <text:p>がっしょう</text:p>
          </table:table-cell>
          <table:table-cell office:value-type="string" office:value="chorus">
            <text:p>choru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校歌を合唱したの。">
            <text:p>私たちは校歌を合唱したの。</text:p>
          </table:table-cell>
          <table:table-cell office:value-type="string" office:value="わたし たち は こうか を がっしょう した の。">
            <text:p>わたし たち は こうか を がっしょう した の。</text:p>
          </table:table-cell>
          <table:table-cell office:value-type="string" office:value="We sang the school song in chorus.">
            <text:p>We sang the school song in chor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獣">
            <text:p>獣</text:p>
          </table:table-cell>
          <table:table-cell office:value-type="string" office:value="けもの">
            <text:p>けもの</text:p>
          </table:table-cell>
          <table:table-cell office:value-type="string" office:value="beast">
            <text:p>be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獣のような目をしていたな。">
            <text:p>彼は獣のような目をしていたな。</text:p>
          </table:table-cell>
          <table:table-cell office:value-type="string" office:value="かれ は けもの の ような め を して いた な。">
            <text:p>かれ は けもの の ような め を して いた な。</text:p>
          </table:table-cell>
          <table:table-cell office:value-type="string" office:value="His eyes were like those of a beast.">
            <text:p>His eyes were like those of a be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札">
            <text:p>札</text:p>
          </table:table-cell>
          <table:table-cell office:value-type="string" office:value="さつ">
            <text:p>さつ</text:p>
          </table:table-cell>
          <table:table-cell office:value-type="string" office:value="bill, paper money (colloquial)">
            <text:p>bill, paper money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カバンから札の束を取り出したんだ。">
            <text:p>彼はカバンから札の束を取り出したんだ。</text:p>
          </table:table-cell>
          <table:table-cell office:value-type="string" office:value="かれ は カバン から さつ の たば を とりだした ん だ。">
            <text:p>かれ は カバン から さつ の たば を とりだした ん だ。</text:p>
          </table:table-cell>
          <table:table-cell office:value-type="string" office:value="He took a bundle of paper money out of his bag.">
            <text:p>He took a bundle of paper money out of his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液">
            <text:p>液</text:p>
          </table:table-cell>
          <table:table-cell office:value-type="string" office:value="えき">
            <text:p>えき</text:p>
          </table:table-cell>
          <table:table-cell office:value-type="string" office:value="liquid, fluid">
            <text:p>liquid, flui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容器から液がこぼれていますよ。">
            <text:p>容器から液がこぼれていますよ。</text:p>
          </table:table-cell>
          <table:table-cell office:value-type="string" office:value="ようき から えき が こぼれて います よ。">
            <text:p>ようき から えき が こぼれて います よ。</text:p>
          </table:table-cell>
          <table:table-cell office:value-type="string" office:value="Liquid is spilling from the container.">
            <text:p>Liquid is spilling from the contai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相">
            <text:p>外相</text:p>
          </table:table-cell>
          <table:table-cell office:value-type="string" office:value="がいしょう">
            <text:p>がいしょう</text:p>
          </table:table-cell>
          <table:table-cell office:value-type="string" office:value="Minister of Foreign Affairs">
            <text:p>Minister of Foreign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相は来週訪米の予定です。">
            <text:p>外相は来週訪米の予定です。</text:p>
          </table:table-cell>
          <table:table-cell office:value-type="string" office:value="がいしょう は らいしゅう ほうべい の よてい です。">
            <text:p>がいしょう は らいしゅう ほうべい の よてい です。</text:p>
          </table:table-cell>
          <table:table-cell office:value-type="string" office:value="The Foreign Minister is scheduled to visit the United States next week.">
            <text:p>The Foreign Minister is scheduled to visit the United States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尾">
            <text:p>尾</text:p>
          </table:table-cell>
          <table:table-cell office:value-type="string" office:value="お">
            <text:p>お</text:p>
          </table:table-cell>
          <table:table-cell office:value-type="string" office:value="tail">
            <text:p>ta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尾の長い鳥が飛んでいますね。">
            <text:p>尾の長い鳥が飛んでいますね。</text:p>
          </table:table-cell>
          <table:table-cell office:value-type="string" office:value="お の ながい とり が とんで います ね。">
            <text:p>お の ながい とり が とんで います ね。</text:p>
          </table:table-cell>
          <table:table-cell office:value-type="string" office:value="A bird with a long tail is flying.">
            <text:p>A bird with a long tail is f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浜">
            <text:p>浜</text:p>
          </table:table-cell>
          <table:table-cell office:value-type="string" office:value="はま">
            <text:p>はま</text:p>
          </table:table-cell>
          <table:table-cell office:value-type="string" office:value="beach, seashore">
            <text:p>beach, sea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晩、浜で花火大会がありますよ。">
            <text:p>今晩、浜で花火大会がありますよ。</text:p>
          </table:table-cell>
          <table:table-cell office:value-type="string" office:value="こんばん、はま で はなび たいかい が あります よ。">
            <text:p>こんばん、はま で はなび たいかい が あります よ。</text:p>
          </table:table-cell>
          <table:table-cell office:value-type="string" office:value="There's going to be a fireworks show at the beach tonight.">
            <text:p>There's going to be a fireworks show at the beach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幹">
            <text:p>幹</text:p>
          </table:table-cell>
          <table:table-cell office:value-type="string" office:value="みき">
            <text:p>みき</text:p>
          </table:table-cell>
          <table:table-cell office:value-type="string" office:value="tree trunk">
            <text:p>tree tru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木の幹はとても太いよ。">
            <text:p>この木の幹はとても太いよ。</text:p>
          </table:table-cell>
          <table:table-cell office:value-type="string" office:value="この き の みき は とても ふとい よ。">
            <text:p>この き の みき は とても ふとい よ。</text:p>
          </table:table-cell>
          <table:table-cell office:value-type="string" office:value="The trunk of this tree is very thick.">
            <text:p>The trunk of this tree is very th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論">
            <text:p>無論</text:p>
          </table:table-cell>
          <table:table-cell office:value-type="string" office:value="むろん">
            <text:p>むろん</text:p>
          </table:table-cell>
          <table:table-cell office:value-type="string" office:value="needless to say">
            <text:p>needless to s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ぼくは無論きみに賛成だ。">
            <text:p>ぼくは無論きみに賛成だ。</text:p>
          </table:table-cell>
          <table:table-cell office:value-type="string" office:value="ぼく は むろん きみ に さんせい だ。">
            <text:p>ぼく は むろん きみ に さんせい だ。</text:p>
          </table:table-cell>
          <table:table-cell office:value-type="string" office:value="Needless to say, I agree with you.">
            <text:p>Needless to say, I agree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田">
            <text:p>水田</text:p>
          </table:table-cell>
          <table:table-cell office:value-type="string" office:value="すいでん">
            <text:p>すいでん</text:p>
          </table:table-cell>
          <table:table-cell office:value-type="string" office:value="paddy field, rice paddy">
            <text:p>paddy field, rice pad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窓の外に水田が広がっていたよ。">
            <text:p>窓の外に水田が広がっていたよ。</text:p>
          </table:table-cell>
          <table:table-cell office:value-type="string" office:value="まど の そと に すいでん が ひろがって いた よ。">
            <text:p>まど の そと に すいでん が ひろがって いた よ。</text:p>
          </table:table-cell>
          <table:table-cell office:value-type="string" office:value="There was a sweep of rice paddies spreading outside the window.">
            <text:p>There was a sweep of rice paddies spreading outside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国">
            <text:p>本国</text:p>
          </table:table-cell>
          <table:table-cell office:value-type="string" office:value="ほんごく">
            <text:p>ほんごく</text:p>
          </table:table-cell>
          <table:table-cell office:value-type="string" office:value="one's native country, home country">
            <text:p>one's native country, home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本国に帰りました。">
            <text:p>彼女は本国に帰りました。</text:p>
          </table:table-cell>
          <table:table-cell office:value-type="string" office:value="かのじょ は ほんごく に かえりました。">
            <text:p>かのじょ は ほんごく に かえりました。</text:p>
          </table:table-cell>
          <table:table-cell office:value-type="string" office:value="She returned to her home country.">
            <text:p>She returned to her home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画">
            <text:p>区画</text:p>
          </table:table-cell>
          <table:table-cell office:value-type="string" office:value="くかく">
            <text:p>くかく</text:p>
          </table:table-cell>
          <table:table-cell office:value-type="string" office:value="division, section">
            <text:p>division, se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そこの3区画は売り出し中です。">
            <text:p>あそこの3区画は売り出し中です。</text:p>
          </table:table-cell>
          <table:table-cell office:value-type="string" office:value="あそこ の 3 くかく は うりだし ちゅう です。">
            <text:p>あそこ の 3 くかく は うりだし ちゅう です。</text:p>
          </table:table-cell>
          <table:table-cell office:value-type="string" office:value="Those three sections are on sale.">
            <text:p>Those three sections are on s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峡">
            <text:p>海峡</text:p>
          </table:table-cell>
          <table:table-cell office:value-type="string" office:value="かいきょう">
            <text:p>かいきょう</text:p>
          </table:table-cell>
          <table:table-cell office:value-type="string" office:value="straits, channel">
            <text:p>straits, chann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海峡に橋が架けられました。">
            <text:p>その海峡に橋が架けられました。</text:p>
          </table:table-cell>
          <table:table-cell office:value-type="string" office:value="その かいきょう に はし が かけられました 。">
            <text:p>その かいきょう に はし が かけられました 。</text:p>
          </table:table-cell>
          <table:table-cell office:value-type="string" office:value="A bridge has been built across the strait.">
            <text:p>A bridge has been built across the stra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喜劇">
            <text:p>喜劇</text:p>
          </table:table-cell>
          <table:table-cell office:value-type="string" office:value="きげき">
            <text:p>きげき</text:p>
          </table:table-cell>
          <table:table-cell office:value-type="string" office:value="comedy">
            <text:p>come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夜はテレビで喜劇を見たよ。">
            <text:p>昨夜はテレビで喜劇を見たよ。</text:p>
          </table:table-cell>
          <table:table-cell office:value-type="string" office:value="さくや は テレビ で きげき を みた よ。">
            <text:p>さくや は テレビ で きげき を みた よ。</text:p>
          </table:table-cell>
          <table:table-cell office:value-type="string" office:value="I watched a comedy show on TV last night.">
            <text:p>I watched a comedy show on TV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茎">
            <text:p>茎</text:p>
          </table:table-cell>
          <table:table-cell office:value-type="string" office:value="くき">
            <text:p>くき</text:p>
          </table:table-cell>
          <table:table-cell office:value-type="string" office:value="stem">
            <text:p>ste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ューリップは茎が長いです。">
            <text:p>チューリップは茎が長いです。</text:p>
          </table:table-cell>
          <table:table-cell office:value-type="string" office:value="チューリップ は くき が ながい です。">
            <text:p>チューリップ は くき が ながい です。</text:p>
          </table:table-cell>
          <table:table-cell office:value-type="string" office:value="Tulips have long stems.">
            <text:p>Tulips have long ste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山脈">
            <text:p>山脈</text:p>
          </table:table-cell>
          <table:table-cell office:value-type="string" office:value="さんみゃく">
            <text:p>さんみゃく</text:p>
          </table:table-cell>
          <table:table-cell office:value-type="string" office:value="mountain range">
            <text:p>mountain ran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列車の窓から雄大な山脈が見えたんだよ。">
            <text:p>列車の窓から雄大な山脈が見えたんだよ。</text:p>
          </table:table-cell>
          <table:table-cell office:value-type="string" office:value="れっしゃ の まど から ゆうだいな さんみゃく が みえた ん だ よ。">
            <text:p>れっしゃ の まど から ゆうだいな さんみゃく が みえた ん だ よ。</text:p>
          </table:table-cell>
          <table:table-cell office:value-type="string" office:value="I saw a magnificent mountain range from the train window.">
            <text:p>I saw a magnificent mountain range from the train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旅客">
            <text:p>旅客</text:p>
          </table:table-cell>
          <table:table-cell office:value-type="string" office:value="りょかく">
            <text:p>りょかく</text:p>
          </table:table-cell>
          <table:table-cell office:value-type="string" office:value="traveler, passenger">
            <text:p>traveler, passe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便は外国人の旅客が多かったよ。">
            <text:p>その便は外国人の旅客が多かったよ。</text:p>
          </table:table-cell>
          <table:table-cell office:value-type="string" office:value="その びん は がいこく じん の りょかく が おおかった よ。">
            <text:p>その びん は がいこく じん の りょかく が おおかった よ。</text:p>
          </table:table-cell>
          <table:table-cell office:value-type="string" office:value="There were a lot of foreign travelers on the flight.">
            <text:p>There were a lot of foreign travelers on the f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群集">
            <text:p>群集</text:p>
          </table:table-cell>
          <table:table-cell office:value-type="string" office:value="ぐんしゅう">
            <text:p>ぐんしゅう</text:p>
          </table:table-cell>
          <table:table-cell office:value-type="string" office:value="crowd, mass">
            <text:p>crowd, ma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数百人の群集が集まっているの。">
            <text:p>数百人の群集が集まっているの。</text:p>
          </table:table-cell>
          <table:table-cell office:value-type="string" office:value="すう ひゃく にん の ぐんしゅう が あつまって いる の。">
            <text:p>すう ひゃく にん の ぐんしゅう が あつまって いる の。</text:p>
          </table:table-cell>
          <table:table-cell office:value-type="string" office:value="A crowd of hundreds has gathered.">
            <text:p>A crowd of hundreds has gath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ぞんざい">
            <text:p>ぞんざい</text:p>
          </table:table-cell>
          <table:table-cell office:value-type="string" office:value="ぞんざい">
            <text:p>ぞんざい</text:p>
          </table:table-cell>
          <table:table-cell office:value-type="string" office:value="rough, rude">
            <text:p>rough, rud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んなぞんざいな口のききかたはよくないよ。">
            <text:p>そんなぞんざいな口のききかたはよくないよ。</text:p>
          </table:table-cell>
          <table:table-cell office:value-type="string" office:value="そんな ぞんざいな くち の ききかた は よくない よ。">
            <text:p>そんな ぞんざいな くち の ききかた は よくない よ。</text:p>
          </table:table-cell>
          <table:table-cell office:value-type="string" office:value="You shouldn't talk in such a rude way.">
            <text:p>You shouldn't talk in such a rude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準急">
            <text:p>準急</text:p>
          </table:table-cell>
          <table:table-cell office:value-type="string" office:value="じゅんきゅう">
            <text:p>じゅんきゅう</text:p>
          </table:table-cell>
          <table:table-cell office:value-type="string" office:value="local express">
            <text:p>local exp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宿駅まで準急で行ったのよ。">
            <text:p>新宿駅まで準急で行ったのよ。</text:p>
          </table:table-cell>
          <table:table-cell office:value-type="string" office:value="しんじゅく えき まで じゅんきゅう で いった の よ。">
            <text:p>しんじゅく えき まで じゅんきゅう で いった の よ。</text:p>
          </table:table-cell>
          <table:table-cell office:value-type="string" office:value="I went to Shinjuku station by local express.">
            <text:p>I went to Shinjuku station by local exp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方">
            <text:p>平方</text:p>
          </table:table-cell>
          <table:table-cell office:value-type="string" office:value="へいほう">
            <text:p>へいほう</text:p>
          </table:table-cell>
          <table:table-cell office:value-type="string" office:value="square (measure)">
            <text:p>square (measur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土地の面積は約100平方メートルです。">
            <text:p>この土地の面積は約100平方メートルです。</text:p>
          </table:table-cell>
          <table:table-cell office:value-type="string" office:value="この とち の めんせき は やく 100 へいほう メートル です。">
            <text:p>この とち の めんせき は やく 100 へいほう メートル です。</text:p>
          </table:table-cell>
          <table:table-cell office:value-type="string" office:value="The area of this land is about 100 square meters.">
            <text:p>The area of this land is about 100 square me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び">
            <text:p>結び</text:p>
          </table:table-cell>
          <table:table-cell office:value-type="string" office:value="むすび">
            <text:p>むすび</text:p>
          </table:table-cell>
          <table:table-cell office:value-type="string" office:value="end, close">
            <text:p>end, clo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会の結びとしてスピーチをしたよ。">
            <text:p>彼は会の結びとしてスピーチをしたよ。</text:p>
          </table:table-cell>
          <table:table-cell office:value-type="string" office:value="かれ は かい の むすび と して スピーチ を した よ。">
            <text:p>かれ は かい の むすび と して スピーチ を した よ。</text:p>
          </table:table-cell>
          <table:table-cell office:value-type="string" office:value="He made a speech to close the conference.">
            <text:p>He made a speech to close the confer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流">
            <text:p>海流</text:p>
          </table:table-cell>
          <table:table-cell office:value-type="string" office:value="かいりゅう">
            <text:p>かいりゅう</text:p>
          </table:table-cell>
          <table:table-cell office:value-type="string" office:value="ocean current">
            <text:p>ocean curr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で二つの海流が出合っている。">
            <text:p>ここで二つの海流が出合っている。</text:p>
          </table:table-cell>
          <table:table-cell office:value-type="string" office:value="ここ で ふたつ の かいりゅう が であって いる。">
            <text:p>ここ で ふたつ の かいりゅう が であって いる。</text:p>
          </table:table-cell>
          <table:table-cell office:value-type="string" office:value="The two ocean currents converge here.">
            <text:p>The two ocean currents converg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殊に">
            <text:p>殊に</text:p>
          </table:table-cell>
          <table:table-cell office:value-type="string" office:value="ことに">
            <text:p>ことに</text:p>
          </table:table-cell>
          <table:table-cell office:value-type="string" office:value="especially">
            <text:p>especi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ロックは殊に若者に人気だ。">
            <text:p>ロックは殊に若者に人気だ。</text:p>
          </table:table-cell>
          <table:table-cell office:value-type="string" office:value="ロック は ことに わかもの に にんき だ。">
            <text:p>ロック は ことに わかもの に にんき だ。</text:p>
          </table:table-cell>
          <table:table-cell office:value-type="string" office:value="Rock music is especially popular among young people.">
            <text:p>Rock music is especially popular among you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織物">
            <text:p>織物</text:p>
          </table:table-cell>
          <table:table-cell office:value-type="string" office:value="おりもの">
            <text:p>おりもの</text:p>
          </table:table-cell>
          <table:table-cell office:value-type="string" office:value="textile, woven fabric">
            <text:p>textile, woven fabr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町は織物業で有名です。">
            <text:p>その町は織物業で有名です。</text:p>
          </table:table-cell>
          <table:table-cell office:value-type="string" office:value="その まち は おりもの ぎょう で ゆうめい です。">
            <text:p>その まち は おりもの ぎょう で ゆうめい です。</text:p>
          </table:table-cell>
          <table:table-cell office:value-type="string" office:value="The town is famous for its textile industry.">
            <text:p>The town is famous for its textile indus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わす">
            <text:p>合わす</text:p>
          </table:table-cell>
          <table:table-cell office:value-type="string" office:value="あわす">
            <text:p>あわす</text:p>
          </table:table-cell>
          <table:table-cell office:value-type="string" office:value="match, combine">
            <text:p>match, comb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赤に黄色を合わすと何色になりますか。">
            <text:p>赤に黄色を合わすと何色になりますか。</text:p>
          </table:table-cell>
          <table:table-cell office:value-type="string" office:value="あか に きいろ を あわすと なに いろ に なります か。">
            <text:p>あか に きいろ を あわすと なに いろ に なります か。</text:p>
          </table:table-cell>
          <table:table-cell office:value-type="string" office:value="What color do you get when you add yellow to red?">
            <text:p>What color do you get when you add yellow to re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漢語">
            <text:p>漢語</text:p>
          </table:table-cell>
          <table:table-cell office:value-type="string" office:value="かんご">
            <text:p>かんご</text:p>
          </table:table-cell>
          <table:table-cell office:value-type="string" office:value="words of Chinese origin">
            <text:p>words of Chinese orig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漢語はもともと外来語です。">
            <text:p>漢語はもともと外来語です。</text:p>
          </table:table-cell>
          <table:table-cell office:value-type="string" office:value="かんご は もともと がいらい ご です。">
            <text:p>かんご は もともと がいらい ご です。</text:p>
          </table:table-cell>
          <table:table-cell office:value-type="string" office:value="Kango is originally a language of loanwords.">
            <text:p>Kango is originally a language of loanw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便">
            <text:p>大便</text:p>
          </table:table-cell>
          <table:table-cell office:value-type="string" office:value="だいべん">
            <text:p>だいべん</text:p>
          </table:table-cell>
          <table:table-cell office:value-type="string" office:value="stool, feces">
            <text:p>stool, fe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病院で大便の検査をした。">
            <text:p>病院で大便の検査をした。</text:p>
          </table:table-cell>
          <table:table-cell office:value-type="string" office:value="びょういん で だいべん の けんさ を した。">
            <text:p>びょういん で だいべん の けんさ を した。</text:p>
          </table:table-cell>
          <table:table-cell office:value-type="string" office:value="I had a stool examination at the hospital.">
            <text:p>I had a stool examination at the hospi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ち消す">
            <text:p>打ち消す</text:p>
          </table:table-cell>
          <table:table-cell office:value-type="string" office:value="うちけす">
            <text:p>うちけす</text:p>
          </table:table-cell>
          <table:table-cell office:value-type="string" office:value="negate, deny">
            <text:p>negate, den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その噂を打ち消した。">
            <text:p>彼はその噂を打ち消した。</text:p>
          </table:table-cell>
          <table:table-cell office:value-type="string" office:value="かれ は その うわさ を うちけした。">
            <text:p>かれ は その うわさ を うちけした。</text:p>
          </table:table-cell>
          <table:table-cell office:value-type="string" office:value="He denied the rumor.">
            <text:p>He denied the rum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水">
            <text:p>大水</text:p>
          </table:table-cell>
          <table:table-cell office:value-type="string" office:value="おおみず">
            <text:p>おおみず</text:p>
          </table:table-cell>
          <table:table-cell office:value-type="string" office:value="flood">
            <text:p>fl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年、この地域では大水がありました。">
            <text:p>その年、この地域では大水がありました。</text:p>
          </table:table-cell>
          <table:table-cell office:value-type="string" office:value="その とし、この ちいき で は おおみず が ありました。">
            <text:p>その とし、この ちいき で は おおみず が ありました。</text:p>
          </table:table-cell>
          <table:table-cell office:value-type="string" office:value="In that year, there was a flood in this area.">
            <text:p>In that year, there was a flood in this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方">
            <text:p>目方</text:p>
          </table:table-cell>
          <table:table-cell office:value-type="string" office:value="めかた">
            <text:p>めかた</text:p>
          </table:table-cell>
          <table:table-cell office:value-type="string" office:value="weight (old expression)">
            <text:p>weight (old expressio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荷の目方は70キロってとこかね。">
            <text:p>この荷の目方は70キロってとこかね。</text:p>
          </table:table-cell>
          <table:table-cell office:value-type="string" office:value="この に の めかた は 70 キロ って とこ か ね。">
            <text:p>この に の めかた は 70 キロ って とこ か ね。</text:p>
          </table:table-cell>
          <table:table-cell office:value-type="string" office:value="I'd say the weight of this load is about 70 kilograms.">
            <text:p>I'd say the weight of this load is about 70 kilogra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仲人">
            <text:p>仲人</text:p>
          </table:table-cell>
          <table:table-cell office:value-type="string" office:value="なこうど">
            <text:p>なこうど</text:p>
          </table:table-cell>
          <table:table-cell office:value-type="string" office:value="go-between, matchmaker">
            <text:p>go-between, matchma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夫婦は私たちの仲人です。">
            <text:p>あの夫婦は私たちの仲人です。</text:p>
          </table:table-cell>
          <table:table-cell office:value-type="string" office:value="あの ふうふ は わたし たち の なこうど です。">
            <text:p>あの ふうふ は わたし たち の なこうど です。</text:p>
          </table:table-cell>
          <table:table-cell office:value-type="string" office:value="That couple is our go-between.">
            <text:p>That couple is our go-betwe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札">
            <text:p>札</text:p>
          </table:table-cell>
          <table:table-cell office:value-type="string" office:value="ふだ">
            <text:p>ふだ</text:p>
          </table:table-cell>
          <table:table-cell office:value-type="string" office:value="sign, tag">
            <text:p>sign, t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の外にまだ営業中の札がでているよ。">
            <text:p>店の外にまだ営業中の札がでているよ。</text:p>
          </table:table-cell>
          <table:table-cell office:value-type="string" office:value="みせ の そと に まだ えいぎょう ちゅう の ふだ が でて いる よ。">
            <text:p>みせ の そと に まだ えいぎょう ちゅう の ふだ が でて いる よ。</text:p>
          </table:table-cell>
          <table:table-cell office:value-type="string" office:value="They still have the open sign outside the store.">
            <text:p>They still have the open sign outside the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be completed, be finished (literary)">
            <text:p>be completed, be finished (literary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日は仕事が早く上がったんだ。">
            <text:p>今日は仕事が早く上がったんだ。</text:p>
          </table:table-cell>
          <table:table-cell office:value-type="string" office:value="きょう は しごと が はやく あがった ん だ。">
            <text:p>きょう は しごと が はやく あがった ん だ。</text:p>
          </table:table-cell>
          <table:table-cell office:value-type="string" office:value="I finished work early today.">
            <text:p>I finished work earl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治">
            <text:p>明治</text:p>
          </table:table-cell>
          <table:table-cell office:value-type="string" office:value="めいじ">
            <text:p>めいじ</text:p>
          </table:table-cell>
          <table:table-cell office:value-type="string" office:value="Meiji era">
            <text:p>Meiji e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明治の生まれです。">
            <text:p>祖父は明治の生まれです。</text:p>
          </table:table-cell>
          <table:table-cell office:value-type="string" office:value="そふ は めいじ の うまれ です。">
            <text:p>そふ は めいじ の うまれ です。</text:p>
          </table:table-cell>
          <table:table-cell office:value-type="string" office:value="My grandfather was born in the Meiji era.">
            <text:p>My grandfather was born in the Meiji 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限">
            <text:p>有限</text:p>
          </table:table-cell>
          <table:table-cell office:value-type="string" office:value="ゆうげん">
            <text:p>ゆうげん</text:p>
          </table:table-cell>
          <table:table-cell office:value-type="string" office:value="limited, finite">
            <text:p>limited, fini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宇宙は有限だと思いますか。">
            <text:p>宇宙は有限だと思いますか。</text:p>
          </table:table-cell>
          <table:table-cell office:value-type="string" office:value="うちゅう は ゆうげん だ と おもいます か。">
            <text:p>うちゅう は ゆうげん だ と おもいます か。</text:p>
          </table:table-cell>
          <table:table-cell office:value-type="string" office:value="Do you think that space is finite?">
            <text:p>Do you think that space is finit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園">
            <text:p>学園</text:p>
          </table:table-cell>
          <table:table-cell office:value-type="string" office:value="がくえん">
            <text:p>がくえん</text:p>
          </table:table-cell>
          <table:table-cell office:value-type="string" office:value="educational institution, school">
            <text:p>educational institution, 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郊外の学園に通っているね。">
            <text:p>彼女は郊外の学園に通っているね。</text:p>
          </table:table-cell>
          <table:table-cell office:value-type="string" office:value="かのじょ は こうがい の がくえん に かよって いる ね。">
            <text:p>かのじょ は こうがい の がくえん に かよって いる ね。</text:p>
          </table:table-cell>
          <table:table-cell office:value-type="string" office:value="She goes to a school in the suburbs.">
            <text:p>She goes to a school in the suburbs.</text:p>
          </table:table-cell>
          <table:table-cell office:value-type="string" office:value="オックスフォードはイギリスの学園都市です。">
            <text:p>オックスフォードはイギリスの学園都市です。</text:p>
          </table:table-cell>
          <table:table-cell office:value-type="string" office:value="オックスフォード は イギリス の がくえん とし です。">
            <text:p>オックスフォード は イギリス の がくえん とし です。</text:p>
          </table:table-cell>
          <table:table-cell office:value-type="string" office:value="Oxford is a British university town.">
            <text:p>Oxford is a British university town.</text:p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校のサイトで学園生活を紹介しています。">
            <text:p>当校のサイトで学園生活を紹介しています。</text:p>
          </table:table-cell>
          <table:table-cell office:value-type="string" office:value="当校のサイトで学園生活を紹介しています。">
            <text:p>当校のサイトで学園生活を紹介しています。</text:p>
          </table:table-cell>
          <table:table-cell office:value-type="string" office:value="とうこう の サイト で がくえん せいかつ を しょうかい して います。">
            <text:p>とうこう の サイト で がくえん せいかつ を しょうかい して います。</text:p>
          </table:table-cell>
          <table:table-cell office:value-type="string" office:value="School life is introduced on our school's website.">
            <text:p>School life is introduced on our school's website.</text:p>
          </table:table-cell>
          <table:table-cell office:value-type="string" office:value="2">
            <text:p>2</text:p>
          </table:table-cell>
          <table:table-cell office:value-type="string" office:value="マネー">
            <text:p>マネー</text:p>
          </table:table-cell>
          <table:table-cell office:value-type="string" office:value="money (loan word)">
            <text:p>money (loan word)</text:p>
          </table:table-cell>
          <table:table-cell office:value-type="string" office:value="Noun">
            <text:p>Noun</text:p>
          </table:table-cell>
          <table:table-cell office:value-type="string" office:value="インターネットでマネー情報をチェックしたよ。">
            <text:p>インターネットでマネー情報をチェックしたよ。</text:p>
          </table:table-cell>
          <table:table-cell office:value-type="string" office:value="インターネット で マネー じょうほう を チェック した よ。">
            <text:p>インターネット で マネー じょうほう を チェック した よ。</text:p>
          </table:table-cell>
          <table:table-cell office:value-type="string" office:value="I checked some financial information on the Internet.">
            <text:p>I checked some financial information on the Internet.</text:p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使い">
            <text:p>使い</text:p>
          </table:table-cell>
          <table:table-cell office:value-type="string" office:value="つかい">
            <text:p>つかい</text:p>
          </table:table-cell>
          <table:table-cell office:value-type="string" office:value="errand">
            <text:p>err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主人の使いで市役所に行くところです。">
            <text:p>主人の使いで市役所に行くところです。</text:p>
          </table:table-cell>
          <table:table-cell office:value-type="string" office:value="しゅじん の つかい で しやくしょ に いく ところ です。">
            <text:p>しゅじん の つかい で しやくしょ に いく ところ です。</text:p>
          </table:table-cell>
          <table:table-cell office:value-type="string" office:value="I'm about to go to the city hall to run some errands for my husband.">
            <text:p>I'm about to go to the city hall to run some errands for my husb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正">
            <text:p>大正</text:p>
          </table:table-cell>
          <table:table-cell office:value-type="string" office:value="たいしょう">
            <text:p>たいしょう</text:p>
          </table:table-cell>
          <table:table-cell office:value-type="string" office:value="Taisho era">
            <text:p>Taisho e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母は大正生まれです。">
            <text:p>祖母は大正生まれです。</text:p>
          </table:table-cell>
          <table:table-cell office:value-type="string" office:value="そぼ は たいしょう うまれ です。">
            <text:p>そぼ は たいしょう うまれ です。</text:p>
          </table:table-cell>
          <table:table-cell office:value-type="string" office:value="My grandmother was born in the Taisho era.">
            <text:p>My grandmother was born in the Taisho 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航空機">
            <text:p>航空機</text:p>
          </table:table-cell>
          <table:table-cell office:value-type="string" office:value="こうくうき">
            <text:p>こうくうき</text:p>
          </table:table-cell>
          <table:table-cell office:value-type="string" office:value="aircraft, airplane">
            <text:p>aircraft, airpla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去年は航空機の事故が多かった。">
            <text:p>去年は航空機の事故が多かった。</text:p>
          </table:table-cell>
          <table:table-cell office:value-type="string" office:value="きょねん は こうくうき の じこ が おおかった。">
            <text:p>きょねん は こうくうき の じこ が おおかった。</text:p>
          </table:table-cell>
          <table:table-cell office:value-type="string" office:value="There were a lot of aircraft accidents last year.">
            <text:p>There were a lot of aircraft accidents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木造">
            <text:p>木造</text:p>
          </table:table-cell>
          <table:table-cell office:value-type="string" office:value="もくぞう">
            <text:p>もくぞう</text:p>
          </table:table-cell>
          <table:table-cell office:value-type="string" office:value="being made of wood, wooden (things)">
            <text:p>being made of wood, wooden (thing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隣に木造の家が建ったね。">
            <text:p>隣に木造の家が建ったね。</text:p>
          </table:table-cell>
          <table:table-cell office:value-type="string" office:value="となり に もくぞう の いえ が たった ね。">
            <text:p>となり に もくぞう の いえ が たった ね。</text:p>
          </table:table-cell>
          <table:table-cell office:value-type="string" office:value="They have built a wooden house next door.">
            <text:p>They have built a wooden house next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ード">
            <text:p>ガード</text:p>
          </table:table-cell>
          <table:table-cell office:value-type="string" office:value="ガード">
            <text:p>ガード</text:p>
          </table:table-cell>
          <table:table-cell office:value-type="string" office:value="guardrail">
            <text:p>guardra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歩道に新しくガードが付きましたね。">
            <text:p>歩道に新しくガードが付きましたね。</text:p>
          </table:table-cell>
          <table:table-cell office:value-type="string" office:value="ほどう に あたらしく ガード が つきました ね。">
            <text:p>ほどう に あたらしく ガード が つきました ね。</text:p>
          </table:table-cell>
          <table:table-cell office:value-type="string" office:value="They built a new guardrail on the sidewalk.">
            <text:p>They built a new guardrail on the sidew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麦">
            <text:p>麦</text:p>
          </table:table-cell>
          <table:table-cell office:value-type="string" office:value="むぎ">
            <text:p>むぎ</text:p>
          </table:table-cell>
          <table:table-cell office:value-type="string" office:value="wheat and/or barley">
            <text:p>wheat and/or barl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畑では麦を作っています。">
            <text:p>この畑では麦を作っています。</text:p>
          </table:table-cell>
          <table:table-cell office:value-type="string" office:value="この はたけ で は むぎ を つくって います。">
            <text:p>この はたけ で は むぎ を つくって います。</text:p>
          </table:table-cell>
          <table:table-cell office:value-type="string" office:value="We're growing wheat and barley in this field.">
            <text:p>We're growing wheat and barley in this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流">
            <text:p>上流</text:p>
          </table:table-cell>
          <table:table-cell office:value-type="string" office:value="じょうりゅう">
            <text:p>じょうりゅう</text:p>
          </table:table-cell>
          <table:table-cell office:value-type="string" office:value="upstream">
            <text:p>upstr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上流には滝があります。">
            <text:p>上流には滝があります。</text:p>
          </table:table-cell>
          <table:table-cell office:value-type="string" office:value="じょうりゅう に は たき が あります。">
            <text:p>じょうりゅう に は たき が あります。</text:p>
          </table:table-cell>
          <table:table-cell office:value-type="string" office:value="There is a waterfall upstream.">
            <text:p>There is a waterfall upst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神道">
            <text:p>神道</text:p>
          </table:table-cell>
          <table:table-cell office:value-type="string" office:value="しんとう">
            <text:p>しんとう</text:p>
          </table:table-cell>
          <table:table-cell office:value-type="string" office:value="Shinto">
            <text:p>Shint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家は神道です。">
            <text:p>彼女の家は神道です。</text:p>
          </table:table-cell>
          <table:table-cell office:value-type="string" office:value="かのじょ の いえ は しんとう です。">
            <text:p>かのじょ の いえ は しんとう です。</text:p>
          </table:table-cell>
          <table:table-cell office:value-type="string" office:value="Her family believes in the Shinto religion.">
            <text:p>Her family believes in the Shinto reli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流">
            <text:p>下流</text:p>
          </table:table-cell>
          <table:table-cell office:value-type="string" office:value="かりゅう">
            <text:p>かりゅう</text:p>
          </table:table-cell>
          <table:table-cell office:value-type="string" office:value="downstream">
            <text:p>downstr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下流に小さな滝があるよ。">
            <text:p>下流に小さな滝があるよ。</text:p>
          </table:table-cell>
          <table:table-cell office:value-type="string" office:value="かりゅう に ちいさな たき が ある よ。">
            <text:p>かりゅう に ちいさな たき が ある よ。</text:p>
          </table:table-cell>
          <table:table-cell office:value-type="string" office:value="There is a small waterfall downstream.">
            <text:p>There is a small waterfall downst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囲碁">
            <text:p>囲碁</text:p>
          </table:table-cell>
          <table:table-cell office:value-type="string" office:value="いご">
            <text:p>いご</text:p>
          </table:table-cell>
          <table:table-cell office:value-type="string" office:value="&quot;go&quot; (game)">
            <text:p>"go" (gam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趣味は囲碁です。">
            <text:p>彼の趣味は囲碁です。</text:p>
          </table:table-cell>
          <table:table-cell office:value-type="string" office:value="かれ の しゅみ は いご です。">
            <text:p>かれ の しゅみ は いご です。</text:p>
          </table:table-cell>
          <table:table-cell office:value-type="string" office:value="His hobby is playing &quot;go.&quot;">
            <text:p>His hobby is playing "go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払い">
            <text:p>払い</text:p>
          </table:table-cell>
          <table:table-cell office:value-type="string" office:value="はらい">
            <text:p>はらい</text:p>
          </table:table-cell>
          <table:table-cell office:value-type="string" office:value="payment, bill (to pay)">
            <text:p>payment, bill (to pa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飲み屋の払いがたまっているんだ。">
            <text:p>飲み屋の払いがたまっているんだ。</text:p>
          </table:table-cell>
          <table:table-cell office:value-type="string" office:value="のみや の はらい が たまって いる ん だ。">
            <text:p>のみや の はらい が たまって いる ん だ。</text:p>
          </table:table-cell>
          <table:table-cell office:value-type="string" office:value="I'm running up bills at the bar.">
            <text:p>I'm running up bills at the b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聞き手">
            <text:p>聞き手</text:p>
          </table:table-cell>
          <table:table-cell office:value-type="string" office:value="ききて">
            <text:p>ききて</text:p>
          </table:table-cell>
          <table:table-cell office:value-type="string" office:value="listener, audience">
            <text:p>listener, aud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いつも聞き手にまわるね。">
            <text:p>彼女はいつも聞き手にまわるね。</text:p>
          </table:table-cell>
          <table:table-cell office:value-type="string" office:value="かのじょ は いつも ききて に まわる ね。">
            <text:p>かのじょ は いつも ききて に まわる ね。</text:p>
          </table:table-cell>
          <table:table-cell office:value-type="string" office:value="She's always a listener.">
            <text:p>She's always a liste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河口">
            <text:p>河口</text:p>
          </table:table-cell>
          <table:table-cell office:value-type="string" office:value="かこう">
            <text:p>かこう</text:p>
          </table:table-cell>
          <table:table-cell office:value-type="string" office:value="river mouth, estuary">
            <text:p>river mouth, estu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川の河口は太平洋に注いでいます。">
            <text:p>この川の河口は太平洋に注いでいます。</text:p>
          </table:table-cell>
          <table:table-cell office:value-type="string" office:value="この かわ の かこう は たいへいよう に そそいで います。">
            <text:p>この かわ の かこう は たいへいよう に そそいで います。</text:p>
          </table:table-cell>
          <table:table-cell office:value-type="string" office:value="This river mouth flows into the Pacific Ocean.">
            <text:p>This river mouth flows into the Pacific Oc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門">
            <text:p>裏門</text:p>
          </table:table-cell>
          <table:table-cell office:value-type="string" office:value="うらもん">
            <text:p>うらもん</text:p>
          </table:table-cell>
          <table:table-cell office:value-type="string" office:value="back gate">
            <text:p>back g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奴は裏門から出てきたぜ。">
            <text:p>奴は裏門から出てきたぜ。</text:p>
          </table:table-cell>
          <table:table-cell office:value-type="string" office:value="やつ は うらもん から でて きた ぜ。">
            <text:p>やつ は うらもん から でて きた ぜ。</text:p>
          </table:table-cell>
          <table:table-cell office:value-type="string" office:value="He came out from the back gate.">
            <text:p>He came out from the back g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費">
            <text:p>私費</text:p>
          </table:table-cell>
          <table:table-cell office:value-type="string" office:value="しひ">
            <text:p>しひ</text:p>
          </table:table-cell>
          <table:table-cell office:value-type="string" office:value="private expense">
            <text:p>private 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私費で留学したんだ。">
            <text:p>彼は私費で留学したんだ。</text:p>
          </table:table-cell>
          <table:table-cell office:value-type="string" office:value="かれ は しひ で りゅうがく した ん だ。">
            <text:p>かれ は しひ で りゅうがく した ん だ。</text:p>
          </table:table-cell>
          <table:table-cell office:value-type="string" office:value="He went to study abroad at his own expense.">
            <text:p>He went to study abroad at his own exp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費">
            <text:p>国費</text:p>
          </table:table-cell>
          <table:table-cell office:value-type="string" office:value="こくひ">
            <text:p>こくひ</text:p>
          </table:table-cell>
          <table:table-cell office:value-type="string" office:value="national expenditure, government expense">
            <text:p>national expenditure, government 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国費で留学しています。">
            <text:p>彼は国費で留学しています。</text:p>
          </table:table-cell>
          <table:table-cell office:value-type="string" office:value="かれ は こくひ で りゅうがく して います。">
            <text:p>かれ は こくひ で りゅうがく して います。</text:p>
          </table:table-cell>
          <table:table-cell office:value-type="string" office:value="He's studying abroad at government expense.">
            <text:p>He's studying abroad at government exp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秋風">
            <text:p>秋風</text:p>
          </table:table-cell>
          <table:table-cell office:value-type="string" office:value="あきかぜ">
            <text:p>あきかぜ</text:p>
          </table:table-cell>
          <table:table-cell office:value-type="string" office:value="autumn breeze">
            <text:p>autumn bree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秋風が気持ちいいね。">
            <text:p>秋風が気持ちいいね。</text:p>
          </table:table-cell>
          <table:table-cell office:value-type="string" office:value="あきかぜ が きもち いい ね。">
            <text:p>あきかぜ が きもち いい ね。</text:p>
          </table:table-cell>
          <table:table-cell office:value-type="string" office:value="Autumn breeze feels good.">
            <text:p>Autumn breeze feel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履物">
            <text:p>履物</text:p>
          </table:table-cell>
          <table:table-cell office:value-type="string" office:value="はきもの">
            <text:p>はきもの</text:p>
          </table:table-cell>
          <table:table-cell office:value-type="string" office:value="footwear">
            <text:p>footw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履物は靴箱に入れてください。">
            <text:p>履物は靴箱に入れてください。</text:p>
          </table:table-cell>
          <table:table-cell office:value-type="string" office:value="はきもの は くつばこ に いれて ください。">
            <text:p>はきもの は くつばこ に いれて ください。</text:p>
          </table:table-cell>
          <table:table-cell office:value-type="string" office:value="Please put your footwear in the shoe cupboard">
            <text:p>Please put your footwear in the shoe cupboar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朝顔">
            <text:p>朝顔</text:p>
          </table:table-cell>
          <table:table-cell office:value-type="string" office:value="あさがお">
            <text:p>あさがお</text:p>
          </table:table-cell>
          <table:table-cell office:value-type="string" office:value="morning glory">
            <text:p>morning gl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紫の朝顔が咲きました。">
            <text:p>紫の朝顔が咲きました。</text:p>
          </table:table-cell>
          <table:table-cell office:value-type="string" office:value="むらさき の あさがお が さきました。">
            <text:p>むらさき の あさがお が さきました。</text:p>
          </table:table-cell>
          <table:table-cell office:value-type="string" office:value="Purple morning glories have bloomed.">
            <text:p>Purple morning glories have bloo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らから">
            <text:p>からから</text:p>
          </table:table-cell>
          <table:table-cell office:value-type="string" office:value="からから">
            <text:p>からから</text:p>
          </table:table-cell>
          <table:table-cell office:value-type="string" office:value="(laugh) loudly">
            <text:p>(laugh) lou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からからと笑いました。">
            <text:p>彼はからからと笑いました。</text:p>
          </table:table-cell>
          <table:table-cell office:value-type="string" office:value="かれ は からから と わらいました。">
            <text:p>かれ は からから と わらいました。</text:p>
          </table:table-cell>
          <table:table-cell office:value-type="string" office:value="He laughed loudly.">
            <text:p>He laughed lou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西洋人">
            <text:p>西洋人</text:p>
          </table:table-cell>
          <table:table-cell office:value-type="string" office:value="せいようじん">
            <text:p>せいようじん</text:p>
          </table:table-cell>
          <table:table-cell office:value-type="string" office:value="Westerner">
            <text:p>Wester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西洋人は正座が苦手よ。">
            <text:p>西洋人は正座が苦手よ。</text:p>
          </table:table-cell>
          <table:table-cell office:value-type="string" office:value="せいよう じん は せいざ が にがて よ。">
            <text:p>せいよう じん は せいざ が にがて よ。</text:p>
          </table:table-cell>
          <table:table-cell office:value-type="string" office:value="Westerners are not good at sitting with their legs folded underneath them.">
            <text:p>Westerners are not good at sitting with their legs folded underneath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の川">
            <text:p>天の川</text:p>
          </table:table-cell>
          <table:table-cell office:value-type="string" office:value="あまのがわ">
            <text:p>あまのがわ</text:p>
          </table:table-cell>
          <table:table-cell office:value-type="string" office:value="Milky Way">
            <text:p>Milky 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夜は天の川が見えますね。">
            <text:p>今夜は天の川が見えますね。</text:p>
          </table:table-cell>
          <table:table-cell office:value-type="string" office:value="こんや は あまのがわ が みえます ね。">
            <text:p>こんや は あまのがわ が みえます ね。</text:p>
          </table:table-cell>
          <table:table-cell office:value-type="string" office:value="We can see the Milky Way tonight.">
            <text:p>We can see the Milky Way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流">
            <text:p>中流</text:p>
          </table:table-cell>
          <table:table-cell office:value-type="string" office:value="ちゅうりゅう">
            <text:p>ちゅうりゅう</text:p>
          </table:table-cell>
          <table:table-cell office:value-type="string" office:value="mid-stream, middle reaches">
            <text:p>mid-stream, middle reach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川の中流あたりにその村はあるよ。">
            <text:p>川の中流あたりにその村はあるよ。</text:p>
          </table:table-cell>
          <table:table-cell office:value-type="string" office:value="かわ の ちゅうりゅう あたり に その むら は ある よ。">
            <text:p>かわ の ちゅうりゅう あたり に その むら は ある よ。</text:p>
          </table:table-cell>
          <table:table-cell office:value-type="string" office:value="That village is located near the middle reaches of the river.">
            <text:p>That village is located near the middle reaches of the 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洋間">
            <text:p>洋間</text:p>
          </table:table-cell>
          <table:table-cell office:value-type="string" office:value="ようま">
            <text:p>ようま</text:p>
          </table:table-cell>
          <table:table-cell office:value-type="string" office:value="Western-style room">
            <text:p>Western-style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家には洋間があります。">
            <text:p>彼の家には洋間があります。</text:p>
          </table:table-cell>
          <table:table-cell office:value-type="string" office:value="かれ の いえ に は ようま が あります。">
            <text:p>かれ の いえ に は ようま が あります。</text:p>
          </table:table-cell>
          <table:table-cell office:value-type="string" office:value="There's a Western-style room in his house.">
            <text:p>There's a Western-style room in his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期大学">
            <text:p>短期大学</text:p>
          </table:table-cell>
          <table:table-cell office:value-type="string" office:value="たんきだいがく">
            <text:p>たんきだいがく</text:p>
          </table:table-cell>
          <table:table-cell office:value-type="string" office:value="junior college">
            <text:p>junior colle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短期大学で日本文学を勉強しました。">
            <text:p>彼女は短期大学で日本文学を勉強しました。</text:p>
          </table:table-cell>
          <table:table-cell office:value-type="string" office:value="かのじょ は たんきだいがく で にほん ぶんがく を べんきょう しました。">
            <text:p>かのじょ は たんきだいがく で にほん ぶんがく を べんきょう しました。</text:p>
          </table:table-cell>
          <table:table-cell office:value-type="string" office:value="She studied Japanese literature in junior college.">
            <text:p>She studied Japanese literature in junior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き">
            <text:p>開き</text:p>
          </table:table-cell>
          <table:table-cell office:value-type="string" office:value="あき">
            <text:p>あき</text:p>
          </table:table-cell>
          <table:table-cell office:value-type="string" office:value="opening">
            <text:p>ope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ブラウスは後ろ開きです。">
            <text:p>このブラウスは後ろ開きです。</text:p>
          </table:table-cell>
          <table:table-cell office:value-type="string" office:value="この ブラウス は うしろ あき です。">
            <text:p>この ブラウス は うしろ あき です。</text:p>
          </table:table-cell>
          <table:table-cell office:value-type="string" office:value="This blouse opens from the back.">
            <text:p>This blouse opens from the b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生物">
            <text:p>無生物</text:p>
          </table:table-cell>
          <table:table-cell office:value-type="string" office:value="むせいぶつ">
            <text:p>むせいぶつ</text:p>
          </table:table-cell>
          <table:table-cell office:value-type="string" office:value="inanimate object">
            <text:p>inanimate obj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岩は無生物に分類される。">
            <text:p>岩は無生物に分類される。</text:p>
          </table:table-cell>
          <table:table-cell office:value-type="string" office:value="いわ は むせいぶつ に ぶんるい される。">
            <text:p>いわ は むせいぶつ に ぶんるい される。</text:p>
          </table:table-cell>
          <table:table-cell office:value-type="string" office:value="Rocks are classified as inanimate objects.">
            <text:p>Rocks are classified as inanimate obje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ルミニウム">
            <text:p>アルミニウム</text:p>
          </table:table-cell>
          <table:table-cell office:value-type="string" office:value="アルミニウム">
            <text:p>アルミニウム</text:p>
          </table:table-cell>
          <table:table-cell office:value-type="string" office:value="aluminum">
            <text:p>alumin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お鍋はアルミニウム製です。">
            <text:p>このお鍋はアルミニウム製です。</text:p>
          </table:table-cell>
          <table:table-cell office:value-type="string" office:value="この おなべ は アルミニウム せい です。">
            <text:p>この おなべ は アルミニウム せい です。</text:p>
          </table:table-cell>
          <table:table-cell office:value-type="string" office:value="This pan is made of aluminum.">
            <text:p>This pan is made of alumin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来語">
            <text:p>外来語</text:p>
          </table:table-cell>
          <table:table-cell office:value-type="string" office:value="がいらいご">
            <text:p>がいらいご</text:p>
          </table:table-cell>
          <table:table-cell office:value-type="string" office:value="loanword, foreign word">
            <text:p>loanword, foreign w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来語は一般にカタカナで書かれます。">
            <text:p>外来語は一般にカタカナで書かれます。</text:p>
          </table:table-cell>
          <table:table-cell office:value-type="string" office:value="がいらい ご は いっぱん に カタカナ で かかれます。">
            <text:p>がいらい ご は いっぱん に カタカナ で かかれます。</text:p>
          </table:table-cell>
          <table:table-cell office:value-type="string" office:value="In general, loanwords are written in katakana.">
            <text:p>In general, loanwords are written in kataka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百科事典">
            <text:p>百科事典</text:p>
          </table:table-cell>
          <table:table-cell office:value-type="string" office:value="ひゃっかじてん">
            <text:p>ひゃっかじてん</text:p>
          </table:table-cell>
          <table:table-cell office:value-type="string" office:value="encyclopedia">
            <text:p>encyclopedi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めずらしい猫について百科事典で調べたの。">
            <text:p>めずらしい猫について百科事典で調べたの。</text:p>
          </table:table-cell>
          <table:table-cell office:value-type="string" office:value="めずらしい ねこ について ひゃっかじてん で しらべた の。">
            <text:p>めずらしい ねこ について ひゃっかじてん で しらべた の。</text:p>
          </table:table-cell>
          <table:table-cell office:value-type="string" office:value="I looked up a rare cat in the encyclopedia.">
            <text:p>I looked up a rare cat in the encycloped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語">
            <text:p>和語</text:p>
          </table:table-cell>
          <table:table-cell office:value-type="string" office:value="わご">
            <text:p>わご</text:p>
          </table:table-cell>
          <table:table-cell office:value-type="string" office:value="native Japanese word">
            <text:p>native Japanese w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で生まれた言葉を和語といいます。">
            <text:p>日本で生まれた言葉を和語といいます。</text:p>
          </table:table-cell>
          <table:table-cell office:value-type="string" office:value="にっぽん で うまれた ことば を わご と いいます。">
            <text:p>にっぽん で うまれた ことば を わご と いいます。</text:p>
          </table:table-cell>
          <table:table-cell office:value-type="string" office:value="Native Japanese words are called &quot;wago.&quot;">
            <text:p>Native Japanese words are called "wago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り">
            <text:p>ちり</text:p>
          </table:table-cell>
          <table:table-cell office:value-type="string" office:value="ちり">
            <text:p>ちり</text:p>
          </table:table-cell>
          <table:table-cell office:value-type="string" office:value="very small piece of dust, specks">
            <text:p>very small piece of dust, spec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ちりも積もれば山となる。">
            <text:p>ちりも積もれば山となる。</text:p>
          </table:table-cell>
          <table:table-cell office:value-type="string" office:value="ちり も つもれば やま と なる。">
            <text:p>ちり も つもれば やま と なる。</text:p>
          </table:table-cell>
          <table:table-cell office:value-type="string" office:value="Even specks can accumulate into a mountain.">
            <text:p>Even specks can accumulate into a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寒暖計">
            <text:p>寒暖計</text:p>
          </table:table-cell>
          <table:table-cell office:value-type="string" office:value="かんだんけい">
            <text:p>かんだんけい</text:p>
          </table:table-cell>
          <table:table-cell office:value-type="string" office:value="thermometer">
            <text:p>thermome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壁に寒暖計が掛かっていました。">
            <text:p>壁に寒暖計が掛かっていました。</text:p>
          </table:table-cell>
          <table:table-cell office:value-type="string" office:value="かべ に かんだんけい が かかって いました。">
            <text:p>かべ に かんだんけい が かかって いました。</text:p>
          </table:table-cell>
          <table:table-cell office:value-type="string" office:value="There was a thermometer hanging on the wall.">
            <text:p>There was a thermometer hanging on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縮み">
            <text:p>縮み</text:p>
          </table:table-cell>
          <table:table-cell office:value-type="string" office:value="ちぢみ">
            <text:p>ちぢみ</text:p>
          </table:table-cell>
          <table:table-cell office:value-type="string" office:value="shrinkage">
            <text:p>shrink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服の縮み具合はひどい。">
            <text:p>この服の縮み具合はひどい。</text:p>
          </table:table-cell>
          <table:table-cell office:value-type="string" office:value="この ふく の ちぢみ ぐあい は ひどい。">
            <text:p>この ふく の ちぢみ ぐあい は ひどい。</text:p>
          </table:table-cell>
          <table:table-cell office:value-type="string" office:value="These clothes have shrunk terribly.">
            <text:p>These clothes have shrunk terrib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暖か">
            <text:p>暖か</text:p>
          </table:table-cell>
          <table:table-cell office:value-type="string" office:value="あたたか">
            <text:p>あたたか</text:p>
          </table:table-cell>
          <table:table-cell office:value-type="string" office:value="warm">
            <text:p>war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は暖かです。">
            <text:p>最近は暖かです。</text:p>
          </table:table-cell>
          <table:table-cell office:value-type="string" office:value="さいきん は あたたか です。">
            <text:p>さいきん は あたたか です。</text:p>
          </table:table-cell>
          <table:table-cell office:value-type="string" office:value="The weather has been warm recently.">
            <text:p>The weather has been warm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乞食">
            <text:p>乞食</text:p>
          </table:table-cell>
          <table:table-cell office:value-type="string" office:value="こじき">
            <text:p>こじき</text:p>
          </table:table-cell>
          <table:table-cell office:value-type="string" office:value="beggar">
            <text:p>begg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乞食が公園のベンチで寝ている。">
            <text:p>乞食が公園のベンチで寝ている。</text:p>
          </table:table-cell>
          <table:table-cell office:value-type="string" office:value="こじき が こうえん の ベンチ で ねて いる。">
            <text:p>こじき が こうえん の ベンチ で ねて いる。</text:p>
          </table:table-cell>
          <table:table-cell office:value-type="string" office:value="A beggar is sleeping on the park bench.">
            <text:p>A beggar is sleeping on the park be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上">
            <text:p>最上</text:p>
          </table:table-cell>
          <table:table-cell office:value-type="string" office:value="さいじょう">
            <text:p>さいじょう</text:p>
          </table:table-cell>
          <table:table-cell office:value-type="string" office:value="best, highest">
            <text:p>best, high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ホテルでは最上のサービスが受けられます。">
            <text:p>このホテルでは最上のサービスが受けられます。</text:p>
          </table:table-cell>
          <table:table-cell office:value-type="string" office:value="この ホテル で は さいじょう の サービス が うけられます。">
            <text:p>この ホテル で は さいじょう の サービス が うけられます。</text:p>
          </table:table-cell>
          <table:table-cell office:value-type="string" office:value="You can get the best service at this hotel.">
            <text:p>You can get the best service at this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酒屋">
            <text:p>酒屋</text:p>
          </table:table-cell>
          <table:table-cell office:value-type="string" office:value="さかや">
            <text:p>さかや</text:p>
          </table:table-cell>
          <table:table-cell office:value-type="string" office:value="liquor store">
            <text:p>liquor st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この酒屋さんでビールを買ってきて。">
            <text:p>そこの酒屋さんでビールを買ってきて。</text:p>
          </table:table-cell>
          <table:table-cell office:value-type="string" office:value="そこ の さかや さん で ビール を かって きて。">
            <text:p>そこ の さかや さん で ビール を かって きて。</text:p>
          </table:table-cell>
          <table:table-cell office:value-type="string" office:value="Can you get some beer at that liquor store?">
            <text:p>Can you get some beer at that liquor sto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麦">
            <text:p>大麦</text:p>
          </table:table-cell>
          <table:table-cell office:value-type="string" office:value="おおむぎ">
            <text:p>おおむぎ</text:p>
          </table:table-cell>
          <table:table-cell office:value-type="string" office:value="barley">
            <text:p>barl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麦はビールの原料になります。">
            <text:p>大麦はビールの原料になります。</text:p>
          </table:table-cell>
          <table:table-cell office:value-type="string" office:value="おおむぎ は ビール の げんりょう に なります。">
            <text:p>おおむぎ は ビール の げんりょう に なります。</text:p>
          </table:table-cell>
          <table:table-cell office:value-type="string" office:value="Barley can be made into beer.">
            <text:p>Barley can be made into be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">
            <text:p>間</text:p>
          </table:table-cell>
          <table:table-cell office:value-type="string" office:value="かん">
            <text:p>かん</text:p>
          </table:table-cell>
          <table:table-cell office:value-type="string" office:value="interval, meantime">
            <text:p>interval, mean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間に彼は居なくなっていました。">
            <text:p>その間に彼は居なくなっていました。</text:p>
          </table:table-cell>
          <table:table-cell office:value-type="string" office:value="その かん に かれ は いなくなって いました。">
            <text:p>その かん に かれ は いなくなって いました。</text:p>
          </table:table-cell>
          <table:table-cell office:value-type="string" office:value="He disappeared in the meantime.">
            <text:p>He disappeared in the mean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博士">
            <text:p>博士</text:p>
          </table:table-cell>
          <table:table-cell office:value-type="string" office:value="はくし">
            <text:p>はくし</text:p>
          </table:table-cell>
          <table:table-cell office:value-type="string" office:value="Ph.D.">
            <text:p>Ph.D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数学の博士だそうです。">
            <text:p>彼は数学の博士だそうです。</text:p>
          </table:table-cell>
          <table:table-cell office:value-type="string" office:value="かれ は すうがく の はくし だ そうです。">
            <text:p>かれ は すうがく の はくし だ そうです。</text:p>
          </table:table-cell>
          <table:table-cell office:value-type="string" office:value="I heard he has a Ph.D in math.">
            <text:p>I heard he has a Ph.D in m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蔵省">
            <text:p>大蔵省</text:p>
          </table:table-cell>
          <table:table-cell office:value-type="string" office:value="おおくらしょう">
            <text:p>おおくらしょう</text:p>
          </table:table-cell>
          <table:table-cell office:value-type="string" office:value="Ministry of Finance">
            <text:p>Ministry of Fin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蔵省に勤務しているんだよ。">
            <text:p>彼は大蔵省に勤務しているんだよ。</text:p>
          </table:table-cell>
          <table:table-cell office:value-type="string" office:value="かれ は おおくらしょう に きんむ して いる ん だ よ。">
            <text:p>かれ は おおくらしょう に きんむ して いる ん だ よ。</text:p>
          </table:table-cell>
          <table:table-cell office:value-type="string" office:value="He works for the Ministry of Finance.">
            <text:p>He works for the Ministry of Fin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鉄">
            <text:p>国鉄</text:p>
          </table:table-cell>
          <table:table-cell office:value-type="string" office:value="こくてつ">
            <text:p>こくてつ</text:p>
          </table:table-cell>
          <table:table-cell office:value-type="string" office:value="Japan National Railways">
            <text:p>Japan National Railw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以前、国鉄に勤めていました。">
            <text:p>父は以前、国鉄に勤めていました。</text:p>
          </table:table-cell>
          <table:table-cell office:value-type="string" office:value="ちち は いぜん、こくてつ に つとめて いました。">
            <text:p>ちち は いぜん、こくてつ に つとめて いました。</text:p>
          </table:table-cell>
          <table:table-cell office:value-type="string" office:value="My father used to work for the Japan National Railways.">
            <text:p>My father used to work for the Japan National Railw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ソ">
            <text:p>日ソ</text:p>
          </table:table-cell>
          <table:table-cell office:value-type="string" office:value="にっソ">
            <text:p>にっソ</text:p>
          </table:table-cell>
          <table:table-cell office:value-type="string" office:value="Japanese-Soviet">
            <text:p>Japanese-Sovi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時、日ソ会談が開かれた。">
            <text:p>当時、日ソ会談が開かれた。</text:p>
          </table:table-cell>
          <table:table-cell office:value-type="string" office:value="とうじ、にっソ かいだん が ひらかれた。">
            <text:p>とうじ、にっソ かいだん が ひらかれた。</text:p>
          </table:table-cell>
          <table:table-cell office:value-type="string" office:value="Japan and the Soviet Union held a meeting back in those days.">
            <text:p>Japan and the Soviet Union held a meeting back in tho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ィスコ">
            <text:p>ディスコ</text:p>
          </table:table-cell>
          <table:table-cell office:value-type="string" office:value="ディスコ">
            <text:p>ディスコ</text:p>
          </table:table-cell>
          <table:table-cell office:value-type="string" office:value="disco">
            <text:p>disc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昔はよくディスコに行ったな。">
            <text:p>昔はよくディスコに行ったな。</text:p>
          </table:table-cell>
          <table:table-cell office:value-type="string" office:value="むかし は よく ディスコ に いった な。">
            <text:p>むかし は よく ディスコ に いった な。</text:p>
          </table:table-cell>
          <table:table-cell office:value-type="string" office:value="I used to go to the disco a lot.">
            <text:p>I used to go to the disco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録音テープ">
            <text:p>録音テープ</text:p>
          </table:table-cell>
          <table:table-cell office:value-type="string" office:value="ろくおんテープ">
            <text:p>ろくおんテープ</text:p>
          </table:table-cell>
          <table:table-cell office:value-type="string" office:value="recording tape">
            <text:p>recording t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インタビューはこの録音テープに入っています。">
            <text:p>インタビューはこの録音テープに入っています。</text:p>
          </table:table-cell>
          <table:table-cell office:value-type="string" office:value="インタビュー は この ろくおん テープ に はいって います。">
            <text:p>インタビュー は この ろくおん テープ に はいって います。</text:p>
          </table:table-cell>
          <table:table-cell office:value-type="string" office:value="The interview is recorded on this tape.">
            <text:p>The interview is recorded on this ta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ンティー">
            <text:p>パンティー</text:p>
          </table:table-cell>
          <table:table-cell office:value-type="string" office:value="パンティー">
            <text:p>パンティー</text:p>
          </table:table-cell>
          <table:table-cell office:value-type="string" office:value="underwear">
            <text:p>underw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白いパンティーを買いました。">
            <text:p>白いパンティーを買いました。</text:p>
          </table:table-cell>
          <table:table-cell office:value-type="string" office:value="しろい パンティー を かいました。">
            <text:p>しろい パンティー を かいました。</text:p>
          </table:table-cell>
          <table:table-cell office:value-type="string" office:value="I bought some white panties.">
            <text:p>I bought some white pan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あさん">
            <text:p>ばあさん</text:p>
          </table:table-cell>
          <table:table-cell office:value-type="string" office:value="ばあさん">
            <text:p>ばあさん</text:p>
          </table:table-cell>
          <table:table-cell office:value-type="string" office:value="grandmother, old lady">
            <text:p>grandmother, old la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元気なおばあさんね。">
            <text:p>彼女は元気なおばあさんね。</text:p>
          </table:table-cell>
          <table:table-cell office:value-type="string" office:value="かのじょ は げんきな おばあさん ね。">
            <text:p>かのじょ は げんきな おばあさん ね。</text:p>
          </table:table-cell>
          <table:table-cell office:value-type="string" office:value="She's a spirited old lady.">
            <text:p>She's a spirited old l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学者">
            <text:p>文学者</text:p>
          </table:table-cell>
          <table:table-cell office:value-type="string" office:value="ぶんがくしゃ">
            <text:p>ぶんがくしゃ</text:p>
          </table:table-cell>
          <table:table-cell office:value-type="string" office:value="literary person, literati">
            <text:p>literary person, literati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有名な文学者です。">
            <text:p>彼は有名な文学者です。</text:p>
          </table:table-cell>
          <table:table-cell office:value-type="string" office:value="かれ は ゆうめいな ぶんがくしゃ です。">
            <text:p>かれ は ゆうめいな ぶんがくしゃ です。</text:p>
          </table:table-cell>
          <table:table-cell office:value-type="string" office:value="He's a famous literati.">
            <text:p>He's a famous literat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例">
            <text:p>用例</text:p>
          </table:table-cell>
          <table:table-cell office:value-type="string" office:value="ようれい">
            <text:p>ようれい</text:p>
          </table:table-cell>
          <table:table-cell office:value-type="string" office:value="illustrative example, usage example">
            <text:p>illustrative example, usage exam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用例を使って説明してください。">
            <text:p>用例を使って説明してください。</text:p>
          </table:table-cell>
          <table:table-cell office:value-type="string" office:value="ようれい を つかって せつめい して ください。">
            <text:p>ようれい を つかって せつめい して ください。</text:p>
          </table:table-cell>
          <table:table-cell office:value-type="string" office:value="Please explain by using illustrative examples.">
            <text:p>Please explain by using illustrative examp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延ばす">
            <text:p>引き延ばす</text:p>
          </table:table-cell>
          <table:table-cell office:value-type="string" office:value="ひきのばす">
            <text:p>ひきのばす</text:p>
          </table:table-cell>
          <table:table-cell office:value-type="string" office:value="extend, prolong">
            <text:p>extend, prol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司会者は話を引き延ばしたわ。">
            <text:p>司会者は話を引き延ばしたわ。</text:p>
          </table:table-cell>
          <table:table-cell office:value-type="string" office:value="しかい しゃ は はなし を ひきのばした わ。">
            <text:p>しかい しゃ は はなし を ひきのばした わ。</text:p>
          </table:table-cell>
          <table:table-cell office:value-type="string" office:value="The host dragged out the timeframe of his speech.">
            <text:p>The host dragged out the timeframe of his spee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ぺらぺら">
            <text:p>ぺらぺら</text:p>
          </table:table-cell>
          <table:table-cell office:value-type="string" office:value="ぺらぺら">
            <text:p>ぺらぺら</text:p>
          </table:table-cell>
          <table:table-cell office:value-type="string" office:value="flimsy, thin">
            <text:p>flimsy, thi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本は薄くてぺらぺらですね。">
            <text:p>この本は薄くてぺらぺらですね。</text:p>
          </table:table-cell>
          <table:table-cell office:value-type="string" office:value="この ほん は うすくて ぺらぺら です ね。">
            <text:p>この ほん は うすくて ぺらぺら です ね。</text:p>
          </table:table-cell>
          <table:table-cell office:value-type="string" office:value="This book is thin and flimsy.">
            <text:p>This book is thin and flim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ぺらぺら">
            <text:p>ぺらぺら</text:p>
          </table:table-cell>
          <table:table-cell office:value-type="string" office:value="ぺらぺら">
            <text:p>ぺらぺら</text:p>
          </table:table-cell>
          <table:table-cell office:value-type="string" office:value="flimsy, thin">
            <text:p>flimsy, thi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本は薄くてぺらぺらですね。">
            <text:p>この本は薄くてぺらぺらですね。</text:p>
          </table:table-cell>
          <table:table-cell office:value-type="string" office:value="この ほん は うすくて ぺらぺら です ね。">
            <text:p>この ほん は うすくて ぺらぺら です ね。</text:p>
          </table:table-cell>
          <table:table-cell office:value-type="string" office:value="This book is thin and flimsy.">
            <text:p>This book is thin and flim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